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E0000009A1B6B5090B6BAA57D.png" manifest:media-type="image/png"/>
  <manifest:file-entry manifest:full-path="Pictures/10000000000002FA000000719A86FC6446B1C20B.png" manifest:media-type="image/png"/>
  <manifest:file-entry manifest:full-path="Pictures/10000000000001E600000026719B8119792C86FD.png" manifest:media-type="image/png"/>
  <manifest:file-entry manifest:full-path="Pictures/10000000000002AD000000A5ED43B2C287CD2042.png" manifest:media-type="image/png"/>
  <manifest:file-entry manifest:full-path="Pictures/1000000000000197000000E1F3DC09BF3B8243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4.094cm" draw:z-index="0"><draw:image xlink:href="Pictures/10000000000002AD000000A5ED43B2C287CD2042.png" xlink:type="simple" xlink:show="embed" xlink:actuate="onLoad"/></draw:frame></text:p>
      <text:p text:style-name="Standard"><draw:frame draw:style-name="fr2" draw:name="Imagen2" text:anchor-type="paragraph" svg:x="0.085cm" svg:y="0.122cm" svg:width="10.769cm" svg:height="5.953cm" draw:z-index="1"><draw:image xlink:href="Pictures/1000000000000197000000E1F3DC09BF3B8243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0.099cm" svg:y="0.289cm" svg:width="12.859cm" svg:height="1.005cm" draw:z-index="2"><draw:image xlink:href="Pictures/10000000000001E600000026719B8119792C86FD.png" xlink:type="simple" xlink:show="embed" xlink:actuate="onLoad"/></draw:frame></text:p>
      <text:p text:style-name="Standard"/>
      <text:p text:style-name="Standard"/>
      <text:p text:style-name="Standard"><draw:frame draw:style-name="fr2" draw:name="Imagen4" text:anchor-type="paragraph" svg:x="-0.409cm" svg:y="0.674cm" svg:width="17cm" svg:height="2.521cm" draw:z-index="3"><draw:image xlink:href="Pictures/10000000000002FA000000719A86FC6446B1C20B.png" xlink:type="simple" xlink:show="embed" xlink:actuate="onLoad"/></draw:frame></text:p>
      <text:p text:style-name="Standard"/>
      <text:p text:style-name="Standard"><draw:frame draw:style-name="fr2" draw:name="Imagen5" text:anchor-type="paragraph" svg:x="-0.056cm" svg:y="0cm" svg:width="10.954cm" svg:height="4.075cm" draw:z-index="4"><draw:image xlink:href="Pictures/100000000000019E0000009A1B6B5090B6BAA5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2:18:54.563599997</meta:creation-date>
    <dc:date>2021-10-06T12:34:16.003443985</dc:date>
    <meta:editing-duration>PT5M11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